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ockJsServiceTests.handleTransportRequestNoSuitabl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ockJsServiceTests.handleTransportRequestI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ockJsServiceTests.customizedTransportHandl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ockJsServiceTests.handleTransportRequestWeb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SockJsServiceTests.handleTransportRequestXh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ockJsServiceTests.handleTransportRequestXhrAllowedOrigin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ockJsServiceTests.handleTransportRequestXhrAllowedOrigin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ockJsServiceTests.handleTransportRequestXhrSendWithDifferen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ockJsServiceTests.handleInvalidTrans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ockJsServiceTests.handleTransportRequestXhrSame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ockJsServiceTests.invalidAllowedOri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ockJsServiceTests.defaultTransportHandlersWi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ockJsServiceTests.handleTransportRequestXhr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ockJsServiceTests.handleTransportRequestXhr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ockJsServi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ockJsServiceTests.defaultTransport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